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006cm" fo:margin-left="0cm" fo:margin-right="-0.005cm" table:align="margins"/>
    </style:style>
    <style:style style:name="Table2.A" style:family="table-column">
      <style:table-column-properties style:column-width="1.842cm" style:rel-column-width="1080*"/>
    </style:style>
    <style:style style:name="Table2.B" style:family="table-column">
      <style:table-column-properties style:column-width="1.489cm" style:rel-column-width="873*"/>
    </style:style>
    <style:style style:name="Table2.C" style:family="table-column">
      <style:table-column-properties style:column-width="1.605cm" style:rel-column-width="942*"/>
    </style:style>
    <style:style style:name="Table2.D" style:family="table-column">
      <style:table-column-properties style:column-width="12.07cm" style:rel-column-width="7080*"/>
    </style:style>
    <style:style style:name="Table2.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2.D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7.006cm" fo:margin-left="0cm" fo:margin-right="-0.005cm" table:align="margins" style:shadow="none"/>
    </style:style>
    <style:style style:name="Table1.A" style:family="table-column">
      <style:table-column-properties style:column-width="3.175cm" style:rel-column-width="1800*"/>
    </style:style>
    <style:style style:name="Table1.B" style:family="table-column">
      <style:table-column-properties style:column-width="1.429cm" style:rel-column-width="810*"/>
    </style:style>
    <style:style style:name="Table1.C" style:family="table-column">
      <style:table-column-properties style:column-width="1.905cm" style:rel-column-width="1080*"/>
    </style:style>
    <style:style style:name="Table1.D" style:family="table-column">
      <style:table-column-properties style:column-width="10.497cm" style:rel-column-width="5951*"/>
    </style:style>
    <style:style style:name="Table1.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1.D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6" style:family="table-cell">
      <style:table-cell-properties style:border-line-width-bottom="0.002cm 0.088cm 0.002cm" fo:padding="0.097cm" fo:border-left="0.002cm solid #000000" fo:border-right="none" fo:border-top="none" fo:border-bottom="0.092cm double #000000"/>
    </style:style>
    <style:style style:name="Table1.B6" style:family="table-cell" style:data-style-name="N0">
      <style:table-cell-properties style:border-line-width-bottom="0.002cm 0.088cm 0.002cm" fo:padding="0.097cm" fo:border-left="0.002cm solid #000000" fo:border-right="none" fo:border-top="none" fo:border-bottom="0.092cm double #000000"/>
    </style:style>
    <style:style style:name="Table1.D6" style:family="table-cell">
      <style:table-cell-properties style:border-line-width-bottom="0.002cm 0.088cm 0.002cm" fo:padding="0.097cm" fo:border-left="0.002cm solid #000000" fo:border-right="0.002cm solid #000000" fo:border-top="none" fo:border-bottom="0.092cm double #000000"/>
    </style:style>
    <style:style style:name="Table3" style:family="table">
      <style:table-properties style:width="17.013cm" fo:margin-left="0cm" fo:margin-right="-0.012cm" table:align="margins"/>
    </style:style>
    <style:style style:name="Table3.A" style:family="table-column">
      <style:table-column-properties style:column-width="3.36cm" style:rel-column-width="1905*"/>
    </style:style>
    <style:style style:name="Table3.B" style:family="table-column">
      <style:table-column-properties style:column-width="3.413cm" style:rel-column-width="1935*"/>
    </style:style>
    <style:style style:name="Table3.C" style:family="table-column">
      <style:table-column-properties style:column-width="10.239cm" style:rel-column-width="5805*"/>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1.889cm" style:rel-column-width="7281*"/>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data-style-name="N0">
      <style:table-cell-properties fo:background-color="#e6e6e6" fo:padding="0.097cm" fo:border-left="0.002cm solid #000000" fo:border-right="none" fo:border-top="0.002cm solid #000000" fo:border-bottom="0.002cm solid #000000">
        <style:background-image/>
      </style:table-cell-properties>
    </style:style>
    <style:style style:name="Table4.I1" style:family="table-cell" style:data-style-name="N0">
      <style:table-cell-properties fo:background-color="#e6e6e6" fo:padding="0.097cm" fo:border="0.002cm solid #000000">
        <style:background-image/>
      </style:table-cell-properties>
    </style:style>
    <style:style style:name="Table4.A2" style:family="table-cell">
      <style:table-cell-properties fo:background-color="#e6e6e6"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4.I4"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0.503cm" style:rel-column-width="285*"/>
    </style:style>
    <style:style style:name="Table5.B" style:family="table-column">
      <style:table-column-properties style:column-width="0.926cm" style:rel-column-width="525*"/>
    </style:style>
    <style:style style:name="Table5.C" style:family="table-column">
      <style:table-column-properties style:column-width="15.584cm" style:rel-column-width="8835*"/>
    </style:style>
    <style:style style:name="Tab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e6e6e6" fo:padding="0.097cm" fo:border="0.002cm solid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Text_20_body" style:list-style-name="L1"/>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style>
    <style:style style:name="P6" style:family="paragraph" style:parent-style-name="Heading_20_1">
      <style:paragraph-properties fo:break-before="pag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indent="0cm"/>
    </style:style>
    <style:style style:name="P12"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solid" draw:stroke-dash="Dash_20_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1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1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1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1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1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2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2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2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2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2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5"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8"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9"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4"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5"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6"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7"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8"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9"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1"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wire (onewire)</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 <text:s/>Introduction<text:tab/>1</text:p>
          <text:p text:style-name="P7">1.1 <text:s/>1-wire protocol and devices<text:tab/>1</text:p>
          <text:p text:style-name="P7">1.2 <text:s/>Features<text:tab/>1</text:p>
          <text:p text:style-name="P8">2 <text:s/>Verilog module parameters and ports<text:tab/>2</text:p>
          <text:p text:style-name="P7">2.1 <text:s/>Parameters<text:tab/>2</text:p>
          <text:p text:style-name="P1">2.1.1 <text:s/>Clock divider ratio<text:tab/>2</text:p>
          <text:p text:style-name="P1">2.1.2 <text:s/>Data bus width<text:tab/>2</text:p>
          <text:p text:style-name="P7">2.2 <text:s/>Ports<text:tab/>2</text:p>
          <text:p text:style-name="P1">2.2.1 <text:s/>CPU bus interface<text:tab/>3</text:p>
          <text:p text:style-name="P1">2.2.2 <text:s/>1-wire interface<text:tab/>3</text:p>
          <text:p text:style-name="P8">3 <text:s/>Processor interface<text:tab/>4</text:p>
          <text:p text:style-name="P7">3.1 <text:s/>Status/control register<text:tab/>4</text:p>
          <text:p text:style-name="P7">3.2 <text:s/>Action sequences<text:tab/>4</text:p>
          <text:p text:style-name="P8">4 <text:s/>Supported 1-wire functionality<text:tab/>4</text:p>
          <text:p text:style-name="P8">5 <text:s/>SOPC builder integration<text:tab/>4</text:p>
          <text:p text:style-name="P8">6 <text:s/>Software driver<text:tab/>4</text:p>
        </text:index-body>
      </text:table-of-content>
      <text:p text:style-name="Standard"/>
      <text:p text:style-name="Standard"/>
      <text:h text:style-name="Heading_20_1" text:outline-level="1">Introduction</text:h>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sole manufacturer of 1-wire and iButton devices, all devices and standards can be found on their web-page:</text:p>
      <text:p text:style-name="Text_20_body"><text:a xlink:type="simple" xlink:href="http://www.maxim-ic.com/products/1-wire/">http://www.maxim-ic.com/products/1-wire/</text:a></text:p>
      <text:h text:style-name="Heading_20_2" text:outline-level="2">Features</text:h>
      <text:p text:style-name="Text_20_body">This document describes a 1-wire master written in Verilog HDL, ready for integration into a FPGA based SoC. Only the physical layer of the protocol is implemented in hardware, so only bit level transfers are possible, a software driver is required to perform byte level transfers and to support protocol layers above the physical layer. Features:</text:p>
      <text:list xml:id="list1211259074" text:style-name="L1">
        <text:list-item>
          <text:p text:style-name="P2">reset pulse generation and presence detection</text:p>
        </text:list-item>
        <text:list-item>
          <text:p text:style-name="P2">bit level write and read</text:p>
        </text:list-item>
        <text:list-item>
          <text:p text:style-name="P2">overdrive mode</text:p>
        </text:list-item>
        <text:list-item>
          <text:p text:style-name="P2">pulling or interrupt driven CPU interface</text:p>
        </text:list-item>
      </text:list>
      <text:p text:style-name="Text_20_body">There are also other feature restrictions related to the design of the 1-wire bus (MicroLan). There are no features useful for handling a long and unstable bus, like active pull-up or adaptive timing.</text:p>
      <text:p text:style-name="Text_20_body"/>
      <text:h text:style-name="P6" text:outline-level="1">Verilog module parameters and ports</text:h>
      <text:p text:style-name="Text_20_body">The next section describes how to properly integrate the Verilog module into an FPGA.</text:p>
      <text:h text:style-name="Heading_20_2" text:outline-level="2">Parameters</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parameter</text:p>
          </table:table-cell>
          <table:table-cell table:style-name="Table2.A1" office:value-type="string">
            <text:p text:style-name="Table_20_Contents">type</text:p>
          </table:table-cell>
          <table:table-cell table:style-name="Table2.A1" office:value-type="string">
            <text:p text:style-name="Table_20_Contents">default</text:p>
          </table:table-cell>
          <table:table-cell table:style-name="Table2.D1" office:value-type="string">
            <text:p text:style-name="Table_20_Contents">description</text:p>
          </table:table-cell>
        </table:table-row>
        <table:table-row>
          <table:table-cell table:style-name="Table2.A2" office:value-type="string">
            <text:p text:style-name="Table_20_Contents">CDR</text:p>
          </table:table-cell>
          <table:table-cell table:style-name="Table2.A2" office:value-type="string">
            <text:p text:style-name="Table_20_Contents">integer</text:p>
          </table:table-cell>
          <table:table-cell table:style-name="Table2.C2" office:value-type="float" office:value="10">
            <text:p text:style-name="Table_20_Contents">10</text:p>
          </table:table-cell>
          <table:table-cell table:style-name="Table2.D2" office:value-type="string">
            <text:p text:style-name="Table_20_Contents">clock divider ratio</text:p>
          </table:table-cell>
        </table:table-row>
        <table:table-row>
          <table:table-cell table:style-name="Table2.A2" office:value-type="string">
            <text:p text:style-name="Table_20_Contents">ADW</text:p>
          </table:table-cell>
          <table:table-cell table:style-name="Table2.A2" office:value-type="string">
            <text:p text:style-name="Table_20_Contents">integer</text:p>
          </table:table-cell>
          <table:table-cell table:style-name="Table2.C2" office:value-type="float" office:value="32">
            <text:p text:style-name="Table_20_Contents">32</text:p>
          </table:table-cell>
          <table:table-cell table:style-name="Table2.D2" office:value-type="string">
            <text:p text:style-name="Table_20_Contents">Avalon data width</text:p>
          </table:table-cell>
        </table:table-row>
      </table:table>
      <text:p text:style-name="Text_20_body"/>
      <text:h text:style-name="Heading_20_3" text:outline-level="3">Clock divider ratio</text:h>
      <text:p text:style-name="Text_20_body">The internal state machine uses a reference period <draw:frame draw:style-name="fr1" draw:name="Object5" text:anchor-type="as-char" svg:width="1.268cm" svg:height="0.467cm" draw:z-index="4"><draw:object xlink:href="./Object 5" xlink:type="simple" xlink:show="embed" xlink:actuate="onLoad"/><draw:image xlink:href="./ObjectReplacements/Object 5" xlink:type="simple" xlink:show="embed" xlink:actuate="onLoad"/><svg:desc>formula</svg:desc></draw:frame> thus clock divider parameter is computed with the next formula:</text:p>
      <text:p text:style-name="Text_20_body"><draw:frame draw:style-name="fr1" draw:name="Object1" text:anchor-type="as-char" svg:width="3.254cm" svg:height="0.531cm" draw:z-index="0"><draw:object xlink:href="./Object 1" xlink:type="simple" xlink:show="embed" xlink:actuate="onLoad"/><draw:image xlink:href="./ObjectReplacements/Object 1" xlink:type="simple" xlink:show="embed" xlink:actuate="onLoad"/></draw:frame></text:p>
      <text:p text:style-name="Text_20_body">If the dividing factor is not a round integer, than the timing of the controller will be slightly off, and would support only a subset of 1-wire devices with timing closer to the typical 30us slot. This limits the system clock to multiples of 133kHz.</text:p>
      <text:p text:style-name="Text_20_body"><draw:frame draw:style-name="fr2" draw:name="Object2" text:anchor-type="as-char" svg:width="6.336cm" svg:height="0.997cm" draw:z-index="1"><draw:object xlink:href="./Object 2" xlink:type="simple" xlink:show="embed" xlink:actuate="onLoad"/><draw:image xlink:href="./ObjectReplacements/Object 2" xlink:type="simple" xlink:show="embed" xlink:actuate="onLoad"/></draw:frame></text:p>
      <text:p text:style-name="Text_20_body">If overdrive is needed than the additional restriction is that CDR must be divisible by 10. This limits the system clock to multiples of 1.33MHz.</text:p>
      <text:p text:style-name="Text_20_body"><draw:frame draw:style-name="fr2" draw:name="Object3" text:anchor-type="as-char" svg:width="6.355cm" svg:height="0.998cm" draw:z-index="2"><draw:object xlink:href="./Object 3" xlink:type="simple" xlink:show="embed" xlink:actuate="onLoad"/><draw:image xlink:href="./ObjectReplacements/Object 3" xlink:type="simple" xlink:show="embed" xlink:actuate="onLoad"/><svg:desc>formula</svg:desc></draw:frame></text:p>
      <text:p text:style-name="Text_20_body"><text:span text:style-name="T1">TODO</text:span>: if the system clock requirements can not be met, it is possible to recode the state machine to use <draw:frame draw:style-name="fr1" draw:name="Object4" text:anchor-type="as-char" svg:width="0.954cm" svg:height="0.467cm" draw:z-index="3"><draw:object xlink:href="./Object 4" xlink:type="simple" xlink:show="embed" xlink:actuate="onLoad"/><draw:image xlink:href="./ObjectReplacements/Object 4" xlink:type="simple" xlink:show="embed" xlink:actuate="onLoad"/><svg:desc>formula</svg:desc></draw:frame> reference periods, this way a better tolerance to divider ratio error can be achieved.</text:p>
      <text:h text:style-name="Heading_20_3" text:outline-level="3">Data bus width</text:h>
      <text:p text:style-name="Text_20_body">The width of the data bus is 32bit by default, but only 8 bits are used, so it is possible to connect the controller to a 8bit CPU. The details are explained in the section on module ports.</text:p>
      <text:h text:style-name="Heading_20_2" text:outline-level="2">Ports</text:h>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avalon_write</text:p>
          </table:table-cell>
          <table:table-cell table:style-name="Table1.B2" office:value-type="float" office:value="1">
            <text:p text:style-name="Table_20_Contents">1</text:p>
          </table:table-cell>
          <table:table-cell table:style-name="Table1.A2" office:value-type="string">
            <text:p text:style-name="Table_20_Contents">input</text:p>
          </table:table-cell>
          <table:table-cell table:style-name="Table1.D2" office:value-type="string">
            <text:p text:style-name="Table_20_Contents">Avalon MM write request</text:p>
          </table:table-cell>
        </table:table-row>
        <table:table-row>
          <table:table-cell table:style-name="Table1.A2" office:value-type="string">
            <text:p text:style-name="Table_20_Contents">avalon_read</text:p>
          </table:table-cell>
          <table:table-cell table:style-name="Table1.B2" office:value-type="float" office:value="1">
            <text:p text:style-name="Table_20_Contents">1</text:p>
          </table:table-cell>
          <table:table-cell table:style-name="Table1.A2" office:value-type="string">
            <text:p text:style-name="Table_20_Contents">input</text:p>
          </table:table-cell>
          <table:table-cell table:style-name="Table1.D2" office:value-type="string">
            <text:p text:style-name="Table_20_Contents">Avalon MM read request</text:p>
          </table:table-cell>
        </table:table-row>
        <table:table-row>
          <table:table-cell table:style-name="Table1.A2" office:value-type="string">
            <text:p text:style-name="Table_20_Contents">avalon_writedata</text:p>
          </table:table-cell>
          <table:table-cell table:style-name="Table1.A2" office:value-type="string">
            <text:p text:style-name="Table_20_Contents">ADW</text:p>
          </table:table-cell>
          <table:table-cell table:style-name="Table1.A2" office:value-type="string">
            <text:p text:style-name="Table_20_Contents">input</text:p>
          </table:table-cell>
          <table:table-cell table:style-name="Table1.D2" office:value-type="string">
            <text:p text:style-name="Table_20_Contents">Avalon MM write data</text:p>
          </table:table-cell>
        </table:table-row>
        <table:table-row>
          <table:table-cell table:style-name="Table1.A2" office:value-type="string">
            <text:p text:style-name="Table_20_Contents">avalon_readdata</text:p>
          </table:table-cell>
          <table:table-cell table:style-name="Table1.A2" office:value-type="string">
            <text:p text:style-name="Table_20_Contents">ADW</text:p>
          </table:table-cell>
          <table:table-cell table:style-name="Table1.A2" office:value-type="string">
            <text:p text:style-name="Table_20_Contents">output</text:p>
          </table:table-cell>
          <table:table-cell table:style-name="Table1.D2" office:value-type="string">
            <text:p text:style-name="Table_20_Contents">Avalon MM read data</text:p>
          </table:table-cell>
        </table:table-row>
        <table:table-row>
          <table:table-cell table:style-name="Table1.A6" office:value-type="string">
            <text:p text:style-name="Table_20_Contents">avalon_interrupt</text:p>
          </table:table-cell>
          <table:table-cell table:style-name="Table1.B6" office:value-type="float" office:value="1">
            <text:p text:style-name="Table_20_Contents">1</text:p>
          </table:table-cell>
          <table:table-cell table:style-name="Table1.A6" office:value-type="string">
            <text:p text:style-name="Table_20_Contents">output</text:p>
          </table:table-cell>
          <table:table-cell table:style-name="Table1.D6" office:value-type="string">
            <text:p text:style-name="Table_20_Contents">Avalon MM interrupt status</text:p>
          </table:table-cell>
        </table:table-row>
        <text:soft-page-break/>
        <table:table-row>
          <table:table-cell table:style-name="Table1.A2" office:value-type="string">
            <text:p text:style-name="Table_20_Contents">owr_i</text:p>
          </table:table-cell>
          <table:table-cell table:style-name="Table1.A2" office:value-type="string">
            <text:p text:style-name="Table_20_Contents">1</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owr_oe</text:p>
          </table:table-cell>
          <table:table-cell table:style-name="Table1.B2" office:value-type="float" office:value="1">
            <text:p text:style-name="Table_20_Contents">1</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
      <text:p text:style-name="Text_20_body"/>
      <text:h text:style-name="Heading_20_3" text:outline-level="3">CPU bus interface</text:h>
      <text:p text:style-name="Text_20_body">The default bus interface is Avalon MM, but it is trivial to connect it to Wishbone and it should be easy to connect to AMBA APB. All CPU related signals are active high.</text:p>
      <text:p text:style-name="Text_20_body">Both read and write cycles are a single clock period long, the omitted "avalon_waitrequest" would be a constant "0". Read data is valid only the first cycle of "avalon_read" beeing active, in the next cycle it might change due to the interrupt status being cleared.</text:p>
      <text:p text:style-name="Text_20_body">The interrupt signal indicates, that a reset, presence detection, write bit or read bit 1-wire transaction has finished. After performing a read on the CPU bus the interrupt is cleared.</text:p>
      <text:p text:style-name="Text_20_body"/>
      <text:p text:style-name="Text_20_body"><draw:g text:anchor-type="paragraph" draw:z-index="5" draw:style-name="gr1"><draw:g draw:style-name="gr2"><draw:line draw:style-name="gr3" draw:text-style-name="P9" svg:x1="5.011cm" svg:y1="1.012cm" svg:x2="5.211cm" svg:y2="0.412cm"><text:p/></draw:line><draw:line draw:style-name="gr4" draw:text-style-name="P9" svg:x1="5.211cm" svg:y1="0.412cm" svg:x2="6.011cm" svg:y2="0.412cm"><text:p/></draw:line><draw:line draw:style-name="gr5" draw:text-style-name="P9" svg:x1="6.212cm" svg:y1="1.012cm" svg:x2="6.012cm" svg:y2="0.412cm"><text:p/></draw:line><draw:line draw:style-name="gr6" draw:text-style-name="P9" svg:x1="6.211cm" svg:y1="1.013cm" svg:x2="7.011cm" svg:y2="1.013cm"><text:p/></draw:line></draw:g><draw:g draw:style-name="gr2"><draw:line draw:style-name="gr7" draw:text-style-name="P9" svg:x1="7.012cm" svg:y1="1.012cm" svg:x2="7.212cm" svg:y2="0.412cm"><text:p/></draw:line><draw:line draw:style-name="gr8" draw:text-style-name="P9" svg:x1="7.211cm" svg:y1="0.412cm" svg:x2="8.011cm" svg:y2="0.412cm"><text:p/></draw:line><draw:line draw:style-name="gr9" draw:text-style-name="P9" svg:x1="8.211cm" svg:y1="1.012cm" svg:x2="8.011cm" svg:y2="0.412cm"><text:p/></draw:line><draw:line draw:style-name="gr10" draw:text-style-name="P9" svg:x1="8.211cm" svg:y1="1.013cm" svg:x2="9.011cm" svg:y2="1.013cm"><text:p/></draw:line></draw:g><draw:g draw:style-name="gr2"><draw:line draw:style-name="gr11" draw:text-style-name="P9" svg:x1="9.011cm" svg:y1="1.012cm" svg:x2="9.211cm" svg:y2="0.412cm"><text:p/></draw:line><draw:line draw:style-name="gr12" draw:text-style-name="P9" svg:x1="9.211cm" svg:y1="0.412cm" svg:x2="10.011cm" svg:y2="0.412cm"><text:p/></draw:line><draw:line draw:style-name="gr13" draw:text-style-name="P9" svg:x1="10.211cm" svg:y1="1.012cm" svg:x2="10.011cm" svg:y2="0.412cm"><text:p/></draw:line><draw:line draw:style-name="gr14" draw:text-style-name="P9" svg:x1="10.211cm" svg:y1="1.013cm" svg:x2="11.011cm" svg:y2="1.013cm"><text:p/></draw:line></draw:g><draw:g draw:style-name="gr2"><draw:line draw:style-name="gr15" draw:text-style-name="P9" svg:x1="11.011cm" svg:y1="1.012cm" svg:x2="11.211cm" svg:y2="0.412cm"><text:p/></draw:line><draw:line draw:style-name="gr16" draw:text-style-name="P9" svg:x1="11.212cm" svg:y1="0.412cm" svg:x2="12.012cm" svg:y2="0.412cm"><text:p/></draw:line><draw:line draw:style-name="gr17" draw:text-style-name="P9" svg:x1="12.212cm" svg:y1="1.012cm" svg:x2="12.012cm" svg:y2="0.412cm"><text:p/></draw:line><draw:line draw:style-name="gr18" draw:text-style-name="P9" svg:x1="12.212cm" svg:y1="1.013cm" svg:x2="13.012cm" svg:y2="1.013cm"><text:p/></draw:line></draw:g><draw:g draw:style-name="gr2"><draw:line draw:style-name="gr19" draw:text-style-name="P9" svg:x1="13.012cm" svg:y1="1.012cm" svg:x2="13.212cm" svg:y2="0.412cm"><text:p/></draw:line><draw:line draw:style-name="gr20" draw:text-style-name="P9" svg:x1="13.211cm" svg:y1="0.412cm" svg:x2="14.011cm" svg:y2="0.412cm"><text:p/></draw:line><draw:line draw:style-name="gr21" draw:text-style-name="P9" svg:x1="14.211cm" svg:y1="1.012cm" svg:x2="14.011cm" svg:y2="0.412cm"><text:p/></draw:line><draw:line draw:style-name="gr22" draw:text-style-name="P9" svg:x1="14.211cm" svg:y1="1.013cm" svg:x2="15.011cm" svg:y2="1.013cm"><text:p/></draw:line></draw:g><draw:g draw:style-name="gr2"><draw:line draw:style-name="gr23" draw:text-style-name="P9" svg:x1="15.011cm" svg:y1="1.012cm" svg:x2="15.211cm" svg:y2="0.412cm"><text:p/></draw:line><draw:line draw:style-name="gr24" draw:text-style-name="P9" svg:x1="15.211cm" svg:y1="0.412cm" svg:x2="16.011cm" svg:y2="0.412cm"><text:p/></draw:line><draw:line draw:style-name="gr25" draw:text-style-name="P9" svg:x1="16.211cm" svg:y1="1.012cm" svg:x2="16.011cm" svg:y2="0.412cm"><text:p/></draw:line><draw:line draw:style-name="gr26" draw:text-style-name="P9" svg:x1="16.211cm" svg:y1="1.013cm" svg:x2="17.011cm" svg:y2="1.013cm"><text:p/></draw:line></draw:g><draw:line draw:style-name="gr27" draw:text-style-name="P10" svg:x1="7.211cm" svg:y1="2.012cm" svg:x2="7.411cm" svg:y2="1.412cm"><text:p/></draw:line><draw:line draw:style-name="gr28" draw:text-style-name="P10" svg:x1="5.011cm" svg:y1="2.012cm" svg:x2="7.211cm" svg:y2="2.012cm"><text:p/></draw:line><draw:line draw:style-name="gr29" draw:text-style-name="P10" svg:x1="9.411cm" svg:y1="2.012cm" svg:x2="9.211cm" svg:y2="1.412cm"><text:p/></draw:line><draw:line draw:style-name="gr30" draw:text-style-name="P10" svg:x1="9.412cm" svg:y1="2.012cm" svg:x2="17.012cm" svg:y2="2.012cm"><text:p/></draw:line><draw:frame draw:style-name="gr31" draw:text-style-name="P12" svg:width="4.8cm" svg:height="0.802cm" svg:x="0.011cm" svg:y="0.212cm"><draw:text-box><text:p text:style-name="P11"><text:span text:style-name="T2">clk</text:span></text:p></draw:text-box></draw:frame><draw:frame draw:style-name="gr32" draw:text-style-name="P12" svg:width="4.8cm" svg:height="0.802cm" svg:x="0.011cm" svg:y="1.21cm"><draw:text-box><text:p text:style-name="P11"><text:span text:style-name="T2">avalon_write</text:span></text:p></draw:text-box></draw:frame><draw:frame draw:style-name="gr33" draw:text-style-name="P12" svg:width="4.809cm" svg:height="0.802cm" svg:x="0.002cm" svg:y="2.246cm"><draw:text-box><text:p text:style-name="P11"><text:span text:style-name="T2">avalon_read</text:span></text:p></draw:text-box></draw:frame><draw:line draw:style-name="gr34" draw:text-style-name="P10" svg:x1="7.411cm" svg:y1="1.412cm" svg:x2="9.211cm" svg:y2="1.412cm"><text:p/></draw:line><draw:line draw:style-name="gr35" draw:text-style-name="P10" svg:x1="11.212cm" svg:y1="3.013cm" svg:x2="11.412cm" svg:y2="2.413cm"><text:p/></draw:line><draw:line draw:style-name="gr36" draw:text-style-name="P10" svg:x1="5.011cm" svg:y1="3.012cm" svg:x2="11.211cm" svg:y2="3.012cm"><text:p/></draw:line><draw:line draw:style-name="gr37" draw:text-style-name="P10" svg:x1="13.411cm" svg:y1="3.013cm" svg:x2="13.211cm" svg:y2="2.413cm"><text:p/></draw:line><draw:line draw:style-name="gr38" draw:text-style-name="P10" svg:x1="13.411cm" svg:y1="3.012cm" svg:x2="17.011cm" svg:y2="3.012cm"><text:p/></draw:line><draw:line draw:style-name="gr39" draw:text-style-name="P10" svg:x1="11.411cm" svg:y1="2.413cm" svg:x2="13.211cm" svg:y2="2.413cm"><text:p/></draw:line><draw:frame draw:style-name="gr40" draw:text-style-name="P12" svg:width="4.702cm" svg:height="1.206cm" svg:x="0.011cm" svg:y="2.807cm"><draw:text-box><text:p text:style-name="P11"><text:span text:style-name="T2">avalon_writedata</text:span></text:p></draw:text-box></draw:frame><draw:frame draw:style-name="gr41" draw:text-style-name="P12" svg:width="4.8cm" svg:height="0.802cm" svg:x="0.011cm" svg:y="4.211cm"><draw:text-box><text:p text:style-name="P11"><text:span text:style-name="T2">avalon_readdata</text:span></text:p></draw:text-box></draw:frame><draw:frame draw:style-name="gr42" draw:text-style-name="P12" svg:width="4.702cm" svg:height="1.206cm" svg:x="0.011cm" svg:y="4.807cm"><draw:text-box><text:p text:style-name="P11"><text:span text:style-name="T2">avalon_interrupt</text:span></text:p></draw:text-box></draw:frame><draw:polygon draw:style-name="gr43" draw:text-style-name="P10" svg:width="2.299cm" svg:height="0.599cm" svg:x="5.011cm" svg:y="3.413cm" svg:viewBox="0 0 2300 600" draw:points="0,0 2200,0 2300,300 2200,600 0,600"><text:p/></draw:polygon><draw:polygon draw:style-name="gr44" draw:text-style-name="P10" svg:width="7.699cm" svg:height="0.599cm" svg:x="9.311cm" svg:y="3.413cm" svg:viewBox="0 0 7700 600" draw:points="7700,0 100,0 0,300 100,600 7700,600"><text:p/></draw:polygon><draw:polygon draw:style-name="gr45" draw:text-style-name="P10" svg:width="1.999cm" svg:height="0.599cm" svg:x="7.312cm" svg:y="3.413cm" svg:viewBox="0 0 2000 600" draw:points="1900,0 100,0 0,300 100,600 1900,600 2000,300"><text:p/></draw:polygon><draw:polygon draw:style-name="gr46" draw:text-style-name="P10" svg:width="6.299cm" svg:height="0.599cm" svg:x="5.011cm" svg:y="4.413cm" svg:viewBox="0 0 6300 600" draw:points="0,0 6200,0 6300,300 6200,600 0,600"><text:p/></draw:polygon><draw:polygon draw:style-name="gr47" draw:text-style-name="P10" svg:width="3.699cm" svg:height="0.599cm" svg:x="13.312cm" svg:y="4.413cm" svg:viewBox="0 0 3700 600" draw:points="3700,0 100,0 0,300 100,600 3700,600"><text:p/></draw:polygon><draw:polygon draw:style-name="gr48" draw:text-style-name="P10" svg:width="1.999cm" svg:height="0.599cm" svg:x="11.311cm" svg:y="4.413cm" svg:viewBox="0 0 2000 600" draw:points="1900,0 100,0 0,300 100,600 1900,600 2000,300"><text:p/></draw:polygon><draw:line draw:style-name="gr49" draw:text-style-name="P10" svg:x1="13.411cm" svg:y1="6.012cm" svg:x2="13.211cm" svg:y2="5.412cm"><text:p/></draw:line><draw:line draw:style-name="gr50" draw:text-style-name="P10" svg:x1="13.411cm" svg:y1="6.013cm" svg:x2="17.011cm" svg:y2="6.013cm"><text:p/></draw:line><draw:line draw:style-name="gr51" draw:text-style-name="P10" svg:x1="5.011cm" svg:y1="5.412cm" svg:x2="13.211cm" svg:y2="5.412cm"><text:p/></draw:line></draw:g></text:p>
      <text:p text:style-name="Text_20_body">The next table describes how to connect the 1-wire Avalon MM slave to a Wishbone master.</text:p>
      <table:table table:name="Table3" table:style-name="Table3">
        <table:table-column table:style-name="Table3.A"/>
        <table:table-column table:style-name="Table3.B"/>
        <table:table-column table:style-name="Table3.C"/>
        <table:table-row>
          <table:table-cell table:style-name="Table3.A1" office:value-type="string">
            <text:p text:style-name="P3">Avalon signal</text:p>
          </table:table-cell>
          <table:table-cell table:style-name="Table3.A1" office:value-type="string">
            <text:p text:style-name="P3">Wishbone signal</text:p>
          </table:table-cell>
          <table:table-cell table:style-name="Table3.C1" office:value-type="string">
            <text:p text:style-name="P3"/>
          </table:table-cell>
        </table:table-row>
        <table:table-row>
          <table:table-cell table:style-name="Table3.A2" office:value-type="string">
            <text:p text:style-name="Table_20_Contents">avalon_write</text:p>
          </table:table-cell>
          <table:table-cell table:style-name="Table3.A2" office:value-type="string">
            <text:p text:style-name="P3">cyc &amp; stb &amp; we</text:p>
          </table:table-cell>
          <table:table-cell table:style-name="Table3.C2" office:value-type="string">
            <text:p text:style-name="P3"/>
          </table:table-cell>
        </table:table-row>
        <table:table-row>
          <table:table-cell table:style-name="Table3.A2" office:value-type="string">
            <text:p text:style-name="Table_20_Contents">avalon_read</text:p>
          </table:table-cell>
          <table:table-cell table:style-name="Table3.A2" office:value-type="string">
            <text:p text:style-name="P3">cyc &amp; stb &amp; ~we</text:p>
          </table:table-cell>
          <table:table-cell table:style-name="Table3.C2" office:value-type="string">
            <text:p text:style-name="P3"/>
          </table:table-cell>
        </table:table-row>
        <table:table-row>
          <table:table-cell table:style-name="Table3.A2" office:value-type="string">
            <text:p text:style-name="Table_20_Contents">avalon_writedata</text:p>
          </table:table-cell>
          <table:table-cell table:style-name="Table3.A2" office:value-type="string">
            <text:p text:style-name="P3">dat_w</text:p>
          </table:table-cell>
          <table:table-cell table:style-name="Table3.C2" office:value-type="string">
            <text:p text:style-name="P3"/>
          </table:table-cell>
        </table:table-row>
        <table:table-row>
          <table:table-cell table:style-name="Table3.A2" office:value-type="string">
            <text:p text:style-name="Table_20_Contents">avalon_readdata</text:p>
          </table:table-cell>
          <table:table-cell table:style-name="Table3.A2" office:value-type="string">
            <text:p text:style-name="P3">dat_r</text:p>
          </table:table-cell>
          <table:table-cell table:style-name="Table3.C2" office:value-type="string">
            <text:p text:style-name="P3"/>
          </table:table-cell>
        </table:table-row>
        <table:table-row>
          <table:table-cell table:style-name="Table3.A2" office:value-type="string">
            <text:p text:style-name="Table_20_Contents">avalon_interrupt</text:p>
          </table:table-cell>
          <table:table-cell table:style-name="Table3.A2" office:value-type="string">
            <text:p text:style-name="P3">irq</text:p>
          </table:table-cell>
          <table:table-cell table:style-name="Table3.C2" office:value-type="string">
            <text:p text:style-name="P3"/>
          </table:table-cell>
        </table:table-row>
      </table:table>
      <text:p text:style-name="Text_20_body"/>
      <text:h text:style-name="Heading_20_3" text:outline-level="3">1-wire interface</text:h>
      <text:p text:style-name="Text_20_body">The 1-wire interface requires an external open drain driver to be able to drive a bidirectional FPGA pin. The next Verilog code should be used on the top level of the SoC.</text:p>
      <text:p text:style-name="Text_20_body"/>
      <text:p text:style-name="Preformatted_20_Text">assign owr <text:s text:c="2"/>= owr_oe ? 1'b0 : 1'bz;</text:p>
      <text:p text:style-name="Preformatted_20_Text">assign owr_i = owr;</text:p>
      <text:h text:style-name="Heading_20_1" text:outline-level="1"><text:soft-page-break/>Processor interface</text:h>
      <text:p text:style-name="Text_20_body">The processor interface is described in two steps, status/control register description and action sequences.</text:p>
      <text:h text:style-name="Heading_20_2" text:outline-level="2">Status/control register</text:h>
      <text:p text:style-name="Text_20_body">There is a single register in the 1-wire master address space. This register is further restricted to only 8 bits.</text:p>
      <text:p text:style-name="Text_20_body"/>
      <table:table table:name="Table4" table:style-name="Table4">
        <table:table-column table:style-name="Table4.A" table:number-columns-repeated="9"/>
        <table:table-row>
          <table:table-cell table:style-name="Table4.A1" office:value-type="string">
            <text:p text:style-name="P3"/>
          </table:table-cell>
          <table:table-cell table:style-name="Table4.B1" office:value-type="float" office:value="7">
            <text:p text:style-name="P4">7</text:p>
          </table:table-cell>
          <table:table-cell table:style-name="Table4.B1" office:value-type="float" office:value="6">
            <text:p text:style-name="P4">6</text:p>
          </table:table-cell>
          <table:table-cell table:style-name="Table4.B1" office:value-type="float" office:value="5">
            <text:p text:style-name="P4">5</text:p>
          </table:table-cell>
          <table:table-cell table:style-name="Table4.B1" office:value-type="float" office:value="4">
            <text:p text:style-name="P4">4</text:p>
          </table:table-cell>
          <table:table-cell table:style-name="Table4.B1" office:value-type="float" office:value="3">
            <text:p text:style-name="P4">3</text:p>
          </table:table-cell>
          <table:table-cell table:style-name="Table4.B1" office:value-type="float" office:value="2">
            <text:p text:style-name="P4">2</text:p>
          </table:table-cell>
          <table:table-cell table:style-name="Table4.B1" office:value-type="float" office:value="1">
            <text:p text:style-name="P4">1</text:p>
          </table:table-cell>
          <table:table-cell table:style-name="Table4.I1" office:value-type="float" office:value="0">
            <text:p text:style-name="P4">0</text:p>
          </table:table-cell>
        </table:table-row>
        <table:table-row>
          <table:table-cell table:style-name="Table4.A2" office:value-type="string">
            <text:p text:style-name="P3">name</text:p>
          </table:table-cell>
          <table:table-cell table:style-name="Table4.B2" office:value-type="string">
            <text:p text:style-name="P4">erx</text:p>
          </table:table-cell>
          <table:table-cell table:style-name="Table4.B2" office:value-type="string">
            <text:p text:style-name="P4">etx</text:p>
          </table:table-cell>
          <table:table-cell table:style-name="Table4.B2" office:value-type="string">
            <text:p text:style-name="P4">srx</text:p>
          </table:table-cell>
          <table:table-cell table:style-name="Table4.B2" office:value-type="string">
            <text:p text:style-name="P4">stx</text:p>
          </table:table-cell>
          <table:table-cell table:style-name="Table4.B2" office:value-type="string">
            <text:p text:style-name="P4">drx</text:p>
          </table:table-cell>
          <table:table-cell table:style-name="Table4.B2" office:value-type="string">
            <text:p text:style-name="P4">dtx</text:p>
          </table:table-cell>
          <table:table-cell table:style-name="Table4.B2" office:value-type="string">
            <text:p text:style-name="P4">rst</text:p>
          </table:table-cell>
          <table:table-cell table:style-name="Table4.I2" office:value-type="string">
            <text:p text:style-name="P4">ovd</text:p>
          </table:table-cell>
        </table:table-row>
        <table:table-row>
          <table:table-cell table:style-name="Table4.A2" office:value-type="string">
            <text:p text:style-name="P3">access</text:p>
          </table:table-cell>
          <table:table-cell table:style-name="Table4.B2" office:value-type="string">
            <text:p text:style-name="P4">r/w</text:p>
          </table:table-cell>
          <table:table-cell table:style-name="Table4.B2" office:value-type="string">
            <text:p text:style-name="P4">r/w</text:p>
          </table:table-cell>
          <table:table-cell table:style-name="Table4.B2" office:value-type="string">
            <text:p text:style-name="P4">r</text:p>
          </table:table-cell>
          <table:table-cell table:style-name="Table4.B2" office:value-type="string">
            <text:p text:style-name="P4">r</text:p>
          </table:table-cell>
          <table:table-cell table:style-name="Table4.B2" office:value-type="string">
            <text:p text:style-name="P4">r</text:p>
          </table:table-cell>
          <table:table-cell table:style-name="Table4.B2" office:value-type="string">
            <text:p text:style-name="P4">w</text:p>
          </table:table-cell>
          <table:table-cell table:style-name="Table4.B2" office:value-type="string">
            <text:p text:style-name="P4">w</text:p>
          </table:table-cell>
          <table:table-cell table:style-name="Table4.I2" office:value-type="string">
            <text:p text:style-name="P4">r/w</text:p>
          </table:table-cell>
        </table:table-row>
        <table:table-row>
          <table:table-cell table:style-name="Table4.A2" office:value-type="string">
            <text:p text:style-name="P3">reset</text:p>
          </table:table-cell>
          <table:table-cell table:style-name="Table4.B4" office:value-type="float" office:value="0">
            <text:p text:style-name="P4">0</text:p>
          </table:table-cell>
          <table:table-cell table:style-name="Table4.B4" office:value-type="float" office:value="0">
            <text:p text:style-name="P4">0</text:p>
          </table:table-cell>
          <table:table-cell table:style-name="Table4.B4" office:value-type="float" office:value="0">
            <text:p text:style-name="P4">0</text:p>
          </table:table-cell>
          <table:table-cell table:style-name="Table4.B4" office:value-type="float" office:value="0">
            <text:p text:style-name="P4">0</text:p>
          </table:table-cell>
          <table:table-cell table:style-name="Table4.B2" office:value-type="string">
            <text:p text:style-name="P4">x</text:p>
          </table:table-cell>
          <table:table-cell table:style-name="Table4.B2" office:value-type="string">
            <text:p text:style-name="P4">x</text:p>
          </table:table-cell>
          <table:table-cell table:style-name="Table4.B4" office:value-type="float" office:value="0">
            <text:p text:style-name="P4">0</text:p>
          </table:table-cell>
          <table:table-cell table:style-name="Table4.I4" office:value-type="float" office:value="0">
            <text:p text:style-name="P4">0</text:p>
          </table:table-cell>
        </table:table-row>
      </table:table>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P3"/>
          </table:table-cell>
          <table:table-cell table:style-name="Table5.A1" office:value-type="string">
            <text:p text:style-name="P5"/>
          </table:table-cell>
          <table:table-cell table:style-name="Table5.C1" office:value-type="string">
            <text:p text:style-name="P3">description</text:p>
          </table:table-cell>
        </table:table-row>
        <table:table-row>
          <table:table-cell table:style-name="Table5.A2" office:value-type="float" office:value="0">
            <text:p text:style-name="P3">0</text:p>
          </table:table-cell>
          <table:table-cell table:style-name="Table5.B2" office:value-type="string">
            <text:p text:style-name="P5">ovd</text:p>
          </table:table-cell>
          <table:table-cell table:style-name="Table5.C2" office:value-type="string">
            <text:p text:style-name="P3">overdrive setting (0 - standard speed, 1 - overdrive speed)</text:p>
          </table:table-cell>
        </table:table-row>
        <table:table-row>
          <table:table-cell table:style-name="Table5.A2" office:value-type="float" office:value="1">
            <text:p text:style-name="P3">1</text:p>
          </table:table-cell>
          <table:table-cell table:style-name="Table5.B2" office:value-type="string">
            <text:p text:style-name="P5">rst</text:p>
          </table:table-cell>
          <table:table-cell table:style-name="Table5.C2" office:value-type="string">
            <text:p text:style-name="P3">reset pulse request (0 - no action, 1 - perform reset and read presence)</text:p>
          </table:table-cell>
        </table:table-row>
        <table:table-row>
          <table:table-cell table:style-name="Table5.A2" office:value-type="float" office:value="2">
            <text:p text:style-name="P3">2</text:p>
          </table:table-cell>
          <table:table-cell table:style-name="Table5.B2" office:value-type="string">
            <text:p text:style-name="P5">dtx</text:p>
          </table:table-cell>
          <table:table-cell table:style-name="Table5.C2" office:value-type="string">
            <text:p text:style-name="P3">data transmit request (0 - perform write 0 transfer, 1 - perform write 1 or/and read transfer)</text:p>
          </table:table-cell>
        </table:table-row>
        <table:table-row>
          <table:table-cell table:style-name="Table5.A2" office:value-type="float" office:value="3">
            <text:p text:style-name="P3">3</text:p>
          </table:table-cell>
          <table:table-cell table:style-name="Table5.B2" office:value-type="string">
            <text:p text:style-name="P5">drx</text:p>
          </table:table-cell>
          <table:table-cell table:style-name="Table5.C2" office:value-type="string">
            <text:p text:style-name="P3">data receive status (read value for each 1-wire read transfer)</text:p>
          </table:table-cell>
        </table:table-row>
        <table:table-row>
          <table:table-cell table:style-name="Table5.A2" office:value-type="float" office:value="4">
            <text:p text:style-name="P3">4</text:p>
          </table:table-cell>
          <table:table-cell table:style-name="Table5.B2" office:value-type="string">
            <text:p text:style-name="P5">stx</text:p>
          </table:table-cell>
          <table:table-cell table:style-name="Table5.C2" office:value-type="string">
            <text:p text:style-name="P3">status of transmit interrupt (set on the end of a reset or bit cycle, cleared by Avalon read)</text:p>
          </table:table-cell>
        </table:table-row>
        <table:table-row>
          <table:table-cell table:style-name="Table5.A2" office:value-type="float" office:value="5">
            <text:p text:style-name="P3">5</text:p>
          </table:table-cell>
          <table:table-cell table:style-name="Table5.B2" office:value-type="string">
            <text:p text:style-name="P5">srx</text:p>
          </table:table-cell>
          <table:table-cell table:style-name="Table5.C2" office:value-type="string">
            <text:p text:style-name="P3">status of receive interrupt (set during presence or read bit cycle, cleared by Avalon read)</text:p>
          </table:table-cell>
        </table:table-row>
        <table:table-row>
          <table:table-cell table:style-name="Table5.A2" office:value-type="float" office:value="6">
            <text:p text:style-name="P3">6</text:p>
          </table:table-cell>
          <table:table-cell table:style-name="Table5.B2" office:value-type="string">
            <text:p text:style-name="P5">etx</text:p>
          </table:table-cell>
          <table:table-cell table:style-name="Table5.C2" office:value-type="string">
            <text:p text:style-name="P3">enable transmit interrupt (0 - disabled, 1 - enabled)</text:p>
          </table:table-cell>
        </table:table-row>
        <table:table-row>
          <table:table-cell table:style-name="Table5.A2" office:value-type="float" office:value="7">
            <text:p text:style-name="P3">7</text:p>
          </table:table-cell>
          <table:table-cell table:style-name="Table5.B2" office:value-type="string">
            <text:p text:style-name="P5">erx</text:p>
          </table:table-cell>
          <table:table-cell table:style-name="Table5.C2" office:value-type="string">
            <text:p text:style-name="P3">enable receive interrupt (0 - disabled, 1 - enabled)</text:p>
          </table:table-cell>
        </table:table-row>
      </table:table>
      <text:p text:style-name="Text_20_body"/>
      <text:h text:style-name="Heading_20_2" text:outline-level="2">Action sequences</text:h>
      <text:p text:style-name="Text_20_body">The 1-wire master can be used to perform most actions defined in the iButton specification as the physical layer.</text:p>
      <text:p text:style-name="Text_20_body"/>
      <text:h text:style-name="Heading_20_1" text:outline-level="1">Supported 1-wire functionality</text:h>
      <text:p text:style-name="Text_20_body"/>
      <text:h text:style-name="Heading_20_1" text:outline-level="1">SOPC builder integration</text:h>
      <text:h text:style-name="Heading_20_1" text:outline-level="1">Software driver</text:h>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0-05-17T22:13:23</dc:date>
    <dc:creator>Iztok Jeras</dc:creator>
    <meta:editing-duration>PT02H46M59S</meta:editing-duration>
    <meta:editing-cycles>5</meta:editing-cycles>
    <meta:generator>OpenOffice.org/3.2$Linux OpenOffice.org_project/320m12$Build-9483</meta:generator>
    <meta:document-statistic meta:table-count="5" meta:image-count="0" meta:object-count="5" meta:page-count="4" meta:paragraph-count="177" meta:word-count="921" meta:character-count="5219"/>
  </office:meta>
</office:document-meta>
</file>

<file path=Object 1/content.xml><?xml version="1.0" encoding="utf-8"?>
<math xmlns="http://www.w3.org/1998/Math/MathML">
  <semantics>
    <mrow>
      <mrow>
        <mi mathvariant="italic">CDR</mi>
        <mi mathvariant="normal">=</mi>
        <mrow>
          <msub>
            <mi>f</mi>
            <mi mathvariant="italic">clk</mi>
          </msub>
          <mi mathvariant="normal">⋅</mi>
          <mn>7.5</mn>
        </mrow>
      </mrow>
      <mo stretchy="false">μ</mo>
      <mi>s</mi>
    </mrow>
    <annotation encoding="StarMath 5.0">CDR = f_{clk} cdot 7.5{%mu}s</annotation>
  </semantics>
</math>
</file>

<file path=Object 2/content.xml><?xml version="1.0" encoding="utf-8"?>
<math xmlns="http://www.w3.org/1998/Math/MathML">
  <semantics>
    <mrow>
      <mrow>
        <msub>
          <mi>f</mi>
          <mi mathvariant="italic">clk</mi>
        </msub>
        <mi mathvariant="normal">=</mi>
        <mrow>
          <mi mathvariant="italic">CDR</mi>
          <mi mathvariant="normal">⋅</mi>
          <mfrac>
            <mn>400</mn>
            <mn>3</mn>
          </mfrac>
        </mrow>
      </mrow>
      <mrow>
        <mtext>kHz</mtext>
        <mi mathvariant="normal">≈</mi>
        <mrow>
          <mi mathvariant="italic">SDR</mi>
          <mi mathvariant="normal">⋅</mi>
          <mn>133kHz</mn>
        </mrow>
      </mrow>
    </mrow>
    <annotation encoding="StarMath 5.0">f_{clk} = CDR cdot {400 over 3} "kHz"  approx  SDR cdot 133kHz</annotation>
  </semantics>
</math>
</file>

<file path=Object 3/content.xml><?xml version="1.0" encoding="utf-8"?>
<math xmlns="http://www.w3.org/1998/Math/MathML">
  <semantics>
    <mrow>
      <mrow>
        <msub>
          <mi>f</mi>
          <mi mathvariant="italic">clk</mi>
        </msub>
        <mi mathvariant="normal">=</mi>
        <mrow>
          <mi mathvariant="italic">CDR</mi>
          <mi mathvariant="normal">⋅</mi>
          <mfrac>
            <mn>4</mn>
            <mn>3</mn>
          </mfrac>
        </mrow>
      </mrow>
      <mrow>
        <mtext>MHz</mtext>
        <mi mathvariant="normal">≈</mi>
        <mrow>
          <mi mathvariant="italic">SDR</mi>
          <mi mathvariant="normal">⋅</mi>
          <mn>1.33MHz</mn>
        </mrow>
      </mrow>
    </mrow>
    <annotation encoding="StarMath 5.0">f_{clk} = CDR cdot {4 over 3} "MHz"  approx  SDR cdot 1.33MHz</annotation>
  </semantics>
</math>
</file>

<file path=Object 4/content.xml><?xml version="1.0" encoding="utf-8"?>
<math xmlns="http://www.w3.org/1998/Math/MathML">
  <semantics>
    <mrow>
      <mn>6</mn>
      <mo stretchy="false">μ</mo>
      <mi>s</mi>
    </mrow>
    <annotation encoding="StarMath 5.0">6{%mu}s</annotation>
  </semantics>
</math>
</file>

<file path=Object 5/content.xml><?xml version="1.0" encoding="utf-8"?>
<math xmlns="http://www.w3.org/1998/Math/MathML">
  <semantics>
    <mrow>
      <mn>7.5</mn>
      <mo stretchy="false">μ</mo>
      <mi>s</mi>
    </mrow>
    <annotation encoding="StarMath 5.0">7.5{%mu}s</annotation>
  </semantics>
</math>
</file>